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04cm" fo:min-width="2.69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04cm" fo:min-width="3.04cm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58cm" fo:min-width="2.648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404cm" fo:min-width="2.69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58cm" fo:min-width="2.303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58cm" fo:min-width="2.2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0.404cm" fo:min-width="2.694cm" fo:padding-top="0.142cm" fo:padding-bottom="0.142cm" fo:padding-left="0.267cm" fo:padding-right="0.267cm"/>
    </style:style>
    <style:style style:name="gr9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58cm" fo:min-width="2.105cm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04cm" fo:min-width="2.853cm" fo:padding-top="0.142cm" fo:padding-bottom="0.142cm" fo:padding-left="0.267cm" fo:padding-right="0.267cm"/>
    </style:style>
    <style:style style:name="gr11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358cm" fo:min-width="2.648cm" fo:padding-top="0.165cm" fo:padding-bottom="0.165cm" fo:padding-left="0.29cm" fo:padding-right="0.29cm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04cm" fo:min-width="2.31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0.404cm" fo:min-width="2.186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2a6099" draw:marker-start-width="0.252cm" draw:marker-end-width="0.252cm" draw:fill="none" draw:textarea-horizontal-align="justify" draw:textarea-vertical-align="middle" draw:auto-grow-height="false" fo:min-height="0.358cm" fo:min-width="2.648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0.358cm" fo:min-width="2.648cm" fo:padding-top="0.165cm" fo:padding-bottom="0.165cm" fo:padding-left="0.29cm" fo:padding-right="0.29cm"/>
    </style:style>
    <style:style style:name="gr16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0.404cm" fo:min-width="2.44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81cm" svg:stroke-color="#0000ff" draw:marker-start-width="0.321cm" draw:marker-end-width="0.321cm" draw:fill="none" draw:textarea-horizontal-align="justify" draw:textarea-vertical-align="middle" draw:auto-grow-height="false" fo:min-height="0.358cm" fo:min-width="2.648cm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2a6099" draw:marker-start-width="0.252cm" draw:marker-end-width="0.252cm" draw:fill="none" draw:textarea-horizontal-align="justify" draw:textarea-vertical-align="middle" draw:auto-grow-height="false" fo:min-height="0.404cm" fo:min-width="2.694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81cm" svg:stroke-color="#00a933" draw:marker-start-width="0.321cm" draw:marker-end-width="0.321cm" draw:fill="none" draw:textarea-horizontal-align="justify" draw:textarea-vertical-align="middle" draw:auto-grow-height="false" fo:min-height="0.404cm" fo:min-width="2.694cm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/>
      <style:text-properties style:font-name="Lucida Console" fo:font-size="14pt" style:font-size-asian="14pt" style:font-size-complex="14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style:font-name="Lucida Console"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start"/>
      <style:text-properties style:font-name="Lucida Console"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ucida Console" fo:font-size="14pt" style:font-size-asian="14pt" style:font-size-complex="14pt"/>
    </style:style>
    <style:style style:name="T2" style:family="text">
      <style:text-properties style:font-name="Lucida Console" fo:font-size="12pt" style:font-size-asian="12pt" style:font-size-complex="12pt"/>
    </style:style>
    <style:style style:name="T3" style:family="text">
      <style:text-properties style:font-name="Lucida Console"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0.762cm" svg:x="3.575cm" svg:y="1.992cm">
          <text:p text:style-name="P1"><text:span text:style-name="T1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3.648cm" svg:height="0.762cm" svg:x="6.823cm" svg:y="16.129cm">
          <text:p text:style-name="P3"><text:span text:style-name="T2">abonements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302cm" svg:height="0.762cm" svg:x="1.162cm" svg:y="3.443cm">
          <text:p text:style-name="P1"><text:span text:style-name="T1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302cm" svg:height="0.762cm" svg:x="6.402cm" svg:y="3.443cm">
          <text:p text:style-name="P1"><text:span text:style-name="T1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302cm" svg:height="0.762cm" svg:x="6.402cm" svg:y="6.45cm">
          <text:p text:style-name="P1"><text:span text:style-name="T1">abiniek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302cm" svg:height="0.762cm" svg:x="5.607cm" svg:y="4.945cm">
          <text:p text:style-name="P1"><text:span text:style-name="T1">ab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5.226cm" svg:y1="2.754cm" svg:x2="2.813cm" svg:y2="3.443cm" draw:start-shape="id1" draw:start-glue-point="2" draw:end-shape="id2" draw:end-glue-point="0" svg:d="M5226 2754l-2413 689" svg:viewBox="0 0 2414 690">
          <text:p/>
        </draw:connector>
        <draw:connector draw:style-name="gr4" draw:text-style-name="P5" draw:layer="layout" draw:type="line" svg:x1="5.226cm" svg:y1="2.754cm" svg:x2="8.053cm" svg:y2="3.443cm" draw:start-shape="id1" draw:start-glue-point="2" draw:end-shape="id3" draw:end-glue-point="0" svg:d="M5226 2754l2827 689" svg:viewBox="0 0 2828 690">
          <text:p/>
        </draw:connector>
        <draw:connector draw:style-name="gr4" draw:text-style-name="P5" draw:layer="layout" draw:type="line" svg:x1="8.053cm" svg:y1="4.205cm" svg:x2="7.258cm" svg:y2="4.945cm" draw:start-shape="id3" draw:start-glue-point="2" draw:end-shape="id4" draw:end-glue-point="0" svg:d="M8053 4205l-795 740" svg:viewBox="0 0 796 741">
          <text:p/>
        </draw:connector>
        <draw:connector draw:style-name="gr4" draw:text-style-name="P5" draw:layer="layout" draw:type="line" svg:x1="7.258cm" svg:y1="5.707cm" svg:x2="8.053cm" svg:y2="6.45cm" draw:start-shape="id4" draw:start-glue-point="2" draw:end-shape="id5" draw:end-glue-point="0" svg:d="M7258 5707l795 743" svg:viewBox="0 0 796 744">
          <text:p/>
        </draw:connector>
        <draw:custom-shape draw:style-name="gr1" draw:text-style-name="P7" xml:id="id6" draw:id="id6" draw:layer="layout" svg:width="3.302cm" svg:height="0.762cm" svg:x="13.029cm" svg:y="1.992cm">
          <text:p text:style-name="P6"><text:span text:style-name="T3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302cm" svg:height="0.762cm" svg:x="10.795cm" svg:y="3.443cm">
          <text:p text:style-name="P1"><text:span text:style-name="T1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8" draw:id="id8" draw:layer="layout" svg:width="3.302cm" svg:height="0.762cm" svg:x="15.137cm" svg:y="3.443cm">
          <text:p text:style-name="P1"><text:span text:style-name="T1">abiniek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3.302cm" svg:height="0.762cm" svg:x="12.684cm" svg:y="4.945cm">
          <text:p text:style-name="P1"><text:span text:style-name="T1">ab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4.68cm" svg:y1="2.754cm" svg:x2="12.446cm" svg:y2="3.443cm" draw:start-shape="id6" draw:start-glue-point="2" draw:end-shape="id7" draw:end-glue-point="0" svg:d="M14680 2754l-2234 689" svg:viewBox="0 0 2235 690">
          <text:p/>
        </draw:connector>
        <draw:connector draw:style-name="gr4" draw:text-style-name="P5" draw:layer="layout" draw:type="line" svg:x1="14.68cm" svg:y1="2.754cm" svg:x2="16.788cm" svg:y2="3.443cm" draw:start-shape="id6" draw:start-glue-point="2" draw:end-shape="id8" draw:end-glue-point="0" svg:d="M14680 2754l2108 689" svg:viewBox="0 0 2109 690">
          <text:p/>
        </draw:connector>
        <draw:connector draw:style-name="gr4" draw:text-style-name="P5" draw:layer="layout" draw:type="line" svg:x1="16.788cm" svg:y1="4.205cm" svg:x2="14.335cm" svg:y2="4.945cm" draw:start-shape="id8" draw:start-glue-point="2" draw:end-shape="id9" draw:end-glue-point="0" svg:d="M16788 4205l-2453 740" svg:viewBox="0 0 2454 741">
          <text:p/>
        </draw:connector>
        <draw:custom-shape draw:style-name="gr5" draw:text-style-name="P2" xml:id="id10" draw:id="id10" draw:layer="layout" svg:width="3.302cm" svg:height="0.762cm" svg:x="16.983cm" svg:y="4.945cm">
          <text:p text:style-name="P1"><text:span text:style-name="T1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6.788cm" svg:y1="4.205cm" svg:x2="18.634cm" svg:y2="4.945cm" draw:start-shape="id8" draw:start-glue-point="2" draw:end-shape="id10" draw:end-glue-point="0" svg:d="M16788 4205l1846 740" svg:viewBox="0 0 1847 741">
          <text:p/>
        </draw:connector>
        <draw:custom-shape draw:style-name="gr6" draw:text-style-name="P4" xml:id="id11" draw:id="id11" draw:layer="layout" svg:width="2.957cm" svg:height="0.762cm" svg:x="2.942cm" svg:y="10.84cm">
          <text:p text:style-name="P3"><text:span text:style-name="T2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2" draw:id="id12" draw:layer="layout" svg:width="3.302cm" svg:height="0.762cm" svg:x="1.108cm" svg:y="12.364cm">
          <text:p text:style-name="P3"><text:span text:style-name="T2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3" draw:id="id13" draw:layer="layout" svg:width="2.854cm" svg:height="0.762cm" svg:x="4.95cm" svg:y="12.364cm">
          <text:p text:style-name="P3"><text:span text:style-name="T2">abiniek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4" draw:id="id14" draw:layer="layout" svg:width="3.302cm" svg:height="0.762cm" svg:x="2.997cm" svg:y="14.229cm">
          <text:p text:style-name="P3"><text:span text:style-name="T2">abi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42cm" svg:y1="11.602cm" svg:x2="2.759cm" svg:y2="12.364cm" draw:start-shape="id11" draw:start-glue-point="2" draw:end-shape="id12" draw:end-glue-point="0" svg:d="M4420 11602l-1661 762" svg:viewBox="0 0 1662 763">
          <text:p/>
        </draw:connector>
        <draw:connector draw:style-name="gr4" draw:text-style-name="P5" draw:layer="layout" draw:type="line" svg:x1="4.42cm" svg:y1="11.602cm" svg:x2="6.377cm" svg:y2="12.364cm" draw:start-shape="id11" draw:start-glue-point="2" draw:end-shape="id13" draw:end-glue-point="0" svg:d="M4420 11602l1957 762" svg:viewBox="0 0 1958 763">
          <text:p/>
        </draw:connector>
        <draw:connector draw:style-name="gr4" draw:text-style-name="P5" draw:layer="layout" draw:type="line" svg:x1="6.377cm" svg:y1="13.126cm" svg:x2="4.648cm" svg:y2="14.229cm" draw:start-shape="id13" draw:start-glue-point="2" draw:end-shape="id14" draw:end-glue-point="0" svg:d="M6377 13126l-1729 1103" svg:viewBox="0 0 1730 1104">
          <text:p/>
        </draw:connector>
        <draw:custom-shape draw:style-name="gr9" draw:text-style-name="P4" xml:id="id15" draw:id="id15" draw:layer="layout" svg:width="2.759cm" svg:height="0.762cm" svg:x="6.696cm" svg:y="14.229cm">
          <text:p text:style-name="P3"><text:span text:style-name="T2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6.377cm" svg:y1="13.126cm" svg:x2="8.075cm" svg:y2="14.229cm" draw:start-shape="id13" draw:start-glue-point="2" draw:end-shape="id15" draw:end-glue-point="0" svg:d="M6377 13126l1698 1103" svg:viewBox="0 0 1699 1104">
          <text:p/>
        </draw:connector>
        <draw:connector draw:style-name="gr4" draw:text-style-name="P5" draw:layer="layout" draw:type="line" svg:x1="8.075cm" svg:y1="14.991cm" svg:x2="8.647cm" svg:y2="16.129cm" draw:start-shape="id15" draw:start-glue-point="2" draw:end-shape="id16" svg:d="M8075 14991l572 1138" svg:viewBox="0 0 573 1139">
          <text:p/>
        </draw:connector>
        <draw:custom-shape draw:style-name="gr10" draw:text-style-name="P4" xml:id="id22" draw:id="id22" draw:layer="layout" svg:width="3.461cm" svg:height="0.762cm" svg:x="16.456cm" svg:y="14.229cm">
          <text:p text:style-name="P3"><text:span text:style-name="T2">abonements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7" draw:id="id17" draw:layer="layout" svg:width="3.302cm" svg:height="0.762cm" svg:x="11.668cm" svg:y="12.364cm">
          <text:p text:style-name="P3"><text:span text:style-name="T2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2.921cm" svg:height="0.762cm" svg:x="10.217cm" svg:y="14.229cm">
          <text:p text:style-name="P3"><text:span text:style-name="T2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0" draw:id="id20" draw:layer="layout" svg:width="3.302cm" svg:height="0.762cm" svg:x="13.573cm" svg:y="10.84cm">
          <text:p text:style-name="P3"><text:span text:style-name="T2">abinieki,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19" draw:id="id19" draw:layer="layout" svg:width="2.794cm" svg:height="0.762cm" svg:x="13.392cm" svg:y="14.208cm">
          <text:p text:style-name="P3"><text:span text:style-name="T2">abi,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3.319cm" svg:y1="13.126cm" svg:x2="11.677cm" svg:y2="14.229cm" draw:start-shape="id17" draw:start-glue-point="2" draw:end-shape="id18" draw:end-glue-point="0" svg:d="M13319 13126l-1642 1103" svg:viewBox="0 0 1643 1104">
          <text:p/>
        </draw:connector>
        <draw:connector draw:style-name="gr4" draw:text-style-name="P5" draw:layer="layout" draw:type="line" svg:x1="13.319cm" svg:y1="13.126cm" svg:x2="14.789cm" svg:y2="14.208cm" draw:start-shape="id17" draw:start-glue-point="2" draw:end-shape="id19" draw:end-glue-point="0" svg:d="M13319 13126l1470 1082" svg:viewBox="0 0 1471 1083">
          <text:p/>
        </draw:connector>
        <draw:custom-shape draw:style-name="gr11" draw:text-style-name="P4" xml:id="id21" draw:id="id21" draw:layer="layout" svg:width="3.302cm" svg:height="0.762cm" svg:x="15.359cm" svg:y="12.364cm">
          <text:p text:style-name="P3"><text:span text:style-name="T2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5.224cm" svg:y1="11.602cm" svg:x2="17.01cm" svg:y2="12.364cm" draw:start-shape="id20" draw:start-glue-point="2" draw:end-shape="id21" draw:end-glue-point="0" svg:d="M15224 11602l1786 762" svg:viewBox="0 0 1787 763">
          <text:p/>
        </draw:connector>
        <draw:connector draw:style-name="gr4" draw:text-style-name="P5" draw:layer="layout" draw:type="line" svg:x1="17.01cm" svg:y1="13.126cm" svg:x2="18.186cm" svg:y2="14.229cm" draw:start-shape="id21" draw:start-glue-point="2" draw:end-shape="id22" draw:end-glue-point="0" svg:d="M17010 13126l1176 1103" svg:viewBox="0 0 1177 1104">
          <text:p/>
        </draw:connector>
        <draw:connector draw:style-name="gr4" draw:text-style-name="P5" draw:layer="layout" draw:type="line" svg:x1="15.224cm" svg:y1="11.602cm" svg:x2="13.319cm" svg:y2="12.364cm" draw:start-shape="id20" draw:start-glue-point="2" draw:end-shape="id17" draw:end-glue-point="0" svg:d="M15224 11602l-1905 762" svg:viewBox="0 0 1906 763">
          <text:p/>
        </draw:connector>
        <draw:custom-shape draw:style-name="gr10" draw:text-style-name="P4" xml:id="id28" draw:id="id28" draw:layer="layout" svg:width="3.461cm" svg:height="0.762cm" svg:x="7.974cm" svg:y="22.509cm">
          <text:p text:style-name="P3"><text:span text:style-name="T2">abonements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23" draw:id="id23" draw:layer="layout" svg:width="3.302cm" svg:height="0.762cm" svg:x="2.886cm" svg:y="20.651cm">
          <text:p text:style-name="P3"><text:span text:style-name="T2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4" draw:id="id24" draw:layer="layout" svg:width="2.921cm" svg:height="0.762cm" svg:x="1.235cm" svg:y="22.509cm">
          <text:p text:style-name="P3"><text:span text:style-name="T2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6" draw:id="id26" draw:layer="layout" svg:width="3.302cm" svg:height="0.762cm" svg:x="4.791cm" svg:y="19.12cm">
          <text:p text:style-name="P3"><text:span text:style-name="T2">abinieki,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25" draw:id="id25" draw:layer="layout" svg:width="3.048cm" svg:height="0.762cm" svg:x="4.41cm" svg:y="22.509cm">
          <text:p text:style-name="P3"><text:span text:style-name="T2">abi,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537cm" svg:y1="21.413cm" svg:x2="2.695cm" svg:y2="22.509cm" draw:start-shape="id23" draw:start-glue-point="2" draw:end-shape="id24" draw:end-glue-point="0" svg:d="M4537 21413l-1842 1096" svg:viewBox="0 0 1843 1097">
          <text:p/>
        </draw:connector>
        <draw:connector draw:style-name="gr4" draw:text-style-name="P5" draw:layer="layout" draw:type="line" svg:x1="4.537cm" svg:y1="21.413cm" svg:x2="5.934cm" svg:y2="22.509cm" draw:start-shape="id23" draw:start-glue-point="2" draw:end-shape="id25" draw:end-glue-point="0" svg:d="M4537 21413l1397 1096" svg:viewBox="0 0 1398 1097">
          <text:p/>
        </draw:connector>
        <draw:custom-shape draw:style-name="gr17" draw:text-style-name="P4" xml:id="id27" draw:id="id27" draw:layer="layout" svg:width="3.302cm" svg:height="0.762cm" svg:x="6.577cm" svg:y="20.651cm">
          <text:p text:style-name="P3"><text:span text:style-name="T2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draw:type="line" svg:x1="6.442cm" svg:y1="19.882cm" svg:x2="8.228cm" svg:y2="20.651cm" draw:start-shape="id26" draw:start-glue-point="2" draw:end-shape="id27" draw:end-glue-point="0" svg:d="M6442 19882l1786 769" svg:viewBox="0 0 1787 770">
          <text:p/>
        </draw:connector>
        <draw:connector draw:style-name="gr4" draw:text-style-name="P5" draw:layer="layout" draw:type="line" svg:x1="8.228cm" svg:y1="21.413cm" svg:x2="9.704cm" svg:y2="22.509cm" draw:start-shape="id27" draw:start-glue-point="2" draw:end-shape="id28" draw:end-glue-point="0" svg:d="M8228 21413l1476 1096" svg:viewBox="0 0 1477 1097">
          <text:p/>
        </draw:connector>
        <draw:connector draw:style-name="gr18" draw:text-style-name="P5" draw:layer="layout" draw:type="line" svg:x1="6.442cm" svg:y1="19.882cm" svg:x2="4.537cm" svg:y2="20.651cm" draw:start-shape="id26" draw:start-glue-point="2" draw:end-shape="id23" draw:end-glue-point="0" svg:d="M6442 19882l-1905 769" svg:viewBox="0 0 1906 770">
          <text:p/>
        </draw:connector>
        <draw:custom-shape draw:style-name="gr10" draw:text-style-name="P4" xml:id="id32" draw:id="id32" draw:layer="layout" svg:width="3.461cm" svg:height="0.762cm" svg:x="16.921cm" svg:y="20.651cm">
          <text:p text:style-name="P3"><text:span text:style-name="T2">abonements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29" draw:id="id29" draw:layer="layout" svg:width="3.302cm" svg:height="0.762cm" svg:x="13.311cm" svg:y="20.651cm">
          <text:p text:style-name="P3"><text:span text:style-name="T2">abate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30" draw:id="id30" draw:layer="layout" svg:width="2.921cm" svg:height="0.762cm" svg:x="11.96cm" svg:y="22.536cm">
          <text:p text:style-name="P3"><text:span text:style-name="T2">abatija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3.048cm" svg:height="0.762cm" svg:x="15.124cm" svg:y="22.509cm">
          <text:p text:style-name="P3"><text:span text:style-name="T2">abi,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4.962cm" svg:y1="21.413cm" svg:x2="13.42cm" svg:y2="22.536cm" draw:start-shape="id29" draw:start-glue-point="2" draw:end-shape="id30" draw:end-glue-point="0" svg:d="M14962 21413l-1542 1123" svg:viewBox="0 0 1543 1124">
          <text:p/>
        </draw:connector>
        <draw:connector draw:style-name="gr4" draw:text-style-name="P5" draw:layer="layout" draw:type="line" svg:x1="14.962cm" svg:y1="21.413cm" svg:x2="16.259cm" svg:y2="22.536cm" draw:start-shape="id29" draw:start-glue-point="2" svg:d="M14962 21413l1297 1123" svg:viewBox="0 0 1298 1124">
          <text:p/>
        </draw:connector>
        <draw:custom-shape draw:style-name="gr20" draw:text-style-name="P4" xml:id="id31" draw:id="id31" draw:layer="layout" svg:width="3.302cm" svg:height="0.762cm" svg:x="15.27cm" svg:y="19.107cm">
          <text:p text:style-name="P3"><text:span text:style-name="T2">abats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6.921cm" svg:y1="19.869cm" svg:x2="18.651cm" svg:y2="20.651cm" draw:start-shape="id31" draw:start-glue-point="2" draw:end-shape="id32" draw:end-glue-point="0" svg:d="M16921 19869l1730 782" svg:viewBox="0 0 1731 783">
          <text:p/>
        </draw:connector>
        <draw:connector draw:style-name="gr18" draw:text-style-name="P5" draw:layer="layout" draw:type="line" svg:x1="16.921cm" svg:y1="19.869cm" svg:x2="14.962cm" svg:y2="20.651cm" draw:start-shape="id31" draw:start-glue-point="2" draw:end-shape="id29" draw:end-glue-point="0" svg:d="M16921 19869l-1959 782" svg:viewBox="0 0 1960 783">
          <text:p/>
        </draw:connector>
        <draw:line draw:style-name="gr21" draw:text-style-name="P5" draw:layer="layout" svg:x1="8.747cm" svg:y1="2.27cm" svg:x2="11.795cm" svg:y2="2.27cm">
          <text:p/>
        </draw:line>
        <draw:frame draw:style-name="gr22" draw:text-style-name="P9" draw:layer="layout" svg:width="2.458cm" svg:height="1.039cm" svg:x="9.042cm" svg:y="1.281cm">
          <draw:text-box>
            <text:p text:style-name="P8"><text:span text:style-name="T4">Trinode</text:span></text:p>
            <text:p><text:span text:style-name="T4">restructuring</text:span></text:p>
          </draw:text-box>
        </draw:frame>
        <draw:line draw:style-name="gr21" draw:text-style-name="P5" draw:layer="layout" svg:x1="10.144cm" svg:y1="19.923cm" svg:x2="13.827cm" svg:y2="19.923cm">
          <text:p/>
        </draw:line>
        <draw:frame draw:style-name="gr23" draw:text-style-name="P10" draw:layer="layout" svg:width="3.448cm" svg:height="1.039cm" svg:x="10.261cm" svg:y="18.907cm">
          <draw:text-box>
            <text:p text:style-name="P8"><text:span text:style-name="T4">Replace by inorder</text:span></text:p>
            <text:p text:style-name="P8"><text:span text:style-name="T4">successor</text:span></text:p>
          </draw:text-box>
        </draw:frame>
        <draw:line draw:style-name="gr21" draw:text-style-name="P5" draw:layer="layout" svg:x1="9.001cm" svg:y1="11.403cm" svg:x2="12.049cm" svg:y2="11.403cm">
          <text:p/>
        </draw:line>
        <draw:frame draw:style-name="gr24" draw:text-style-name="P9" draw:layer="layout" svg:width="2.458cm" svg:height="1.039cm" svg:x="9.296cm" svg:y="10.414cm">
          <draw:text-box>
            <text:p text:style-name="P8"><text:span text:style-name="T4">Trinode</text:span></text:p>
            <text:p><text:span text:style-name="T4">restructur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8T18:06:35.812000000</meta:creation-date>
    <dc:date>2020-11-18T19:56:16.961000000</dc:date>
    <meta:editing-duration>PT6M55S</meta:editing-duration>
    <meta:editing-cycles>2</meta:editing-cycles>
    <meta:generator>LibreOffice/6.3.2.2$Windows_X86_64 LibreOffice_project/98b30e735bda24bc04ab42594c85f7fd8be07b9c</meta:generator>
    <meta:document-statistic meta:object-count="66"/>
  </office:meta>
</office:document-meta>
</file>